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57729166666667cm"/>
    </style:style>
    <style:style style:name="co7" style:family="table-column">
      <style:table-column-properties fo:break-before="auto" style:column-width="7.32895833333333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6.9pt" style:use-optimal-row-height="true" fo:break-before="auto"/>
    </style:style>
    <style:style style:name="ro3" style:family="table-row">
      <style:table-row-properties style:row-height="221.25pt" style:use-optimal-row-height="false" fo:break-before="auto"/>
    </style:style>
    <style:style style:name="ro4" style:family="table-row">
      <style:table-row-properties style:row-height="237pt" style:use-optimal-row-height="false" fo:break-before="auto"/>
    </style:style>
    <style:style style:name="ro5" style:family="table-row">
      <style:table-row-properties style:row-height="232.5pt" style:use-optimal-row-height="false" fo:break-before="auto"/>
    </style:style>
    <style:style style:name="ro6" style:family="table-row">
      <style:table-row-properties style:row-height="44.25pt" style:use-optimal-row-height="fals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43.5pt" style:use-optimal-row-height="false" fo:break-before="auto"/>
    </style:style>
    <style:style style:name="ro10" style:family="table-row">
      <style:table-row-properties style:row-height="81.75pt" style:use-optimal-row-height="false" fo:break-before="auto"/>
    </style:style>
    <style:style style:name="ro11" style:family="table-row">
      <style:table-row-properties style:row-height="66pt" style:use-optimal-row-height="true" fo:break-before="auto"/>
    </style:style>
    <style:style style:name="ro12" style:family="table-row">
      <style:table-row-properties style:row-height="22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39.25pt" style:use-optimal-row-height="false" fo:break-before="auto"/>
    </style:style>
    <style:style style:name="ro15" style:family="table-row">
      <style:table-row-properties style:row-height="134.25pt" style:use-optimal-row-height="false" fo:break-before="auto"/>
    </style:style>
    <style:style style:name="ro16" style:family="table-row">
      <style:table-row-properties style:row-height="37.5pt" style:use-optimal-row-height="false" fo:break-before="auto"/>
    </style:style>
    <style:style style:name="ro17" style:family="table-row">
      <style:table-row-properties style:row-height="39.6pt" style:use-optimal-row-height="true" fo:break-before="auto"/>
    </style:style>
    <style:style style:name="ro18" style:family="table-row">
      <style:table-row-properties style:row-height="228pt" style:use-optimal-row-height="false" fo:break-before="auto"/>
    </style:style>
    <style:style style:name="ro19" style:family="table-row">
      <style:table-row-properties style:row-height="246pt" style:use-optimal-row-height="false" fo:break-before="auto"/>
    </style:style>
    <style:style style:name="ro20" style:family="table-row">
      <style:table-row-properties style:row-height="243.75pt" style:use-optimal-row-height="false" fo:break-before="auto"/>
    </style:style>
    <style:style style:name="ro21" style:family="table-row">
      <style:table-row-properties style:row-height="132.75pt" style:use-optimal-row-height="false" fo:break-before="auto"/>
    </style:style>
    <style:style style:name="ro22" style:family="table-row">
      <style:table-row-properties style:row-height="160.5pt" style:use-optimal-row-height="false" fo:break-before="auto"/>
    </style:style>
    <style:style style:name="ro23" style:family="table-row">
      <style:table-row-properties style:row-height="72pt" style:use-optimal-row-height="false" fo:break-before="auto"/>
    </style:style>
    <style:style style:name="ro24" style:family="table-row">
      <style:table-row-properties style:row-height="229.5pt" style:use-optimal-row-height="false" fo:break-before="auto"/>
    </style:style>
    <style:style style:name="ro25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4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1" table:number-columns-repeated="16363" table:default-cell-style-name="ce1"/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3" table:style-name="ce3"/>
          <table:table-cell office:value-type="string" table:style-name="ce4">
            <text:p>MSG Name</text:p>
          </table:table-cell>
          <table:table-cell office:value-type="string" table:style-name="ce4">
            <text:p>MSG ID</text:p>
          </table:table-cell>
          <table:table-cell office:value-type="string" table:style-name="ce4">
            <text:p>Cycle Time</text:p>
          </table:table-cell>
          <table:table-cell office:value-type="string" table:style-name="ce4">
            <text:p>Msg Type</text:p>
          </table:table-cell>
          <table:table-cell office:value-type="string" table:style-name="ce4">
            <text:p>DLC</text:p>
          </table:table-cell>
          <table:table-cell office:value-type="string" table:style-name="ce4">
            <text:p>BCM</text:p>
          </table:table-cell>
          <table:table-cell office:value-type="string" table:style-name="ce4">
            <text:p>GWM</text:p>
          </table:table-cell>
          <table:table-cell office:value-type="string" table:style-name="ce4">
            <text:p>IPC</text:p>
          </table:table-cell>
          <table:table-cell office:value-type="string" table:style-name="ce4">
            <text:p>Signal Name</text:p>
          </table:table-cell>
          <table:table-cell office:value-type="string" table:style-name="ce4">
            <text:p>Length of Bit</text:p>
          </table:table-cell>
          <table:table-cell office:value-type="string" table:style-name="ce4">
            <text:p>Value Type</text:p>
          </table:table-cell>
          <table:table-cell office:value-type="string" table:style-name="ce4">
            <text:p>Unit</text:p>
          </table:table-cell>
          <table:table-cell office:value-type="string" table:style-name="ce4">
            <text:p>Factor</text:p>
          </table:table-cell>
          <table:table-cell office:value-type="string" table:style-name="ce4">
            <text:p>OffSet</text:p>
          </table:table-cell>
          <table:table-cell office:value-type="string" table:style-name="ce4">
            <text:p>Initial Value</text:p>
          </table:table-cell>
          <table:table-cell office:value-type="string" table:style-name="ce4">
            <text:p>Min</text:p>
          </table:table-cell>
          <table:table-cell office:value-type="string" table:style-name="ce4">
            <text:p>Max</text:p>
          </table:table-cell>
          <table:table-cell office:value-type="string" table:style-name="ce4">
            <text:p>Value Table</text:p>
          </table:table-cell>
          <table:table-cell table:number-columns-repeated="16363" table:style-name="ce3"/>
        </table:table-row>
        <table:table-row table:style-name="ro3">
          <table:table-cell table:number-columns-repeated="3"/>
          <table:table-cell office:value-type="string" table:number-columns-spanned="1" table:number-rows-spanned="7" table:style-name="ce9">
            <text:p>ABS_Msg_Data_CAN</text:p>
          </table:table-cell>
          <table:table-cell office:value-type="string" table:number-columns-spanned="1" table:number-rows-spanned="7" table:style-name="ce9">
            <text:p>0x413</text:p>
          </table:table-cell>
          <table:table-cell office:value-type="float" office:value="1500" table:number-columns-spanned="1" table:number-rows-spanned="7" table:style-name="ce9">
            <text:p>1500</text:p>
          </table:table-cell>
          <table:table-cell office:value-type="string" table:number-columns-spanned="1" table:number-rows-spanned="7" table:style-name="ce9">
            <text:p>Event Periodic</text:p>
          </table:table-cell>
          <table:table-cell office:value-type="float" office:value="8" table:number-columns-spanned="1" table:number-rows-spanned="7" table:style-name="ce9">
            <text:p>8</text:p>
          </table:table-cell>
          <table:table-cell office:value-type="string" table:number-columns-spanned="1" table:number-rows-spanned="7" table:style-name="ce9">
            <text:p>NA</text:p>
          </table:table-cell>
          <table:table-cell office:value-type="string" table:number-columns-spanned="1" table:number-rows-spanned="7" table:style-name="ce9">
            <text:p>T</text:p>
          </table:table-cell>
          <table:table-cell office:value-type="string" table:number-columns-spanned="1" table:number-rows-spanned="7" table:style-name="ce9">
            <text:p>R</text:p>
          </table:table-cell>
          <table:table-cell office:value-type="string" table:style-name="ce2">
            <text:p>HMI_MID_Sgnl_1_Rq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string" table:style-name="ce5">
            <text:p>0X0 <text:s text:c="2"/>Zero_Sig_1</text:p>
            <text:p>0X1 <text:s text:c="2"/>One_Sig_1</text:p>
            <text:p>0X2 <text:s text:c="2"/>Two_Sig_1</text:p>
            <text:p><text:s text:c="3"/>0X3 <text:s/>Three_Sig_1</text:p>
            <text:p>0X4 <text:s/>Four_Sig_1</text:p>
            <text:p>0X5 <text:s/>Five_Sig_1</text:p>
            <text:p>0X6 <text:s text:c="3"/>Six_Sig_1</text:p>
            <text:p><text:s text:c="2"/>0X7 Seven_Sig_1</text:p>
            <text:p>0X8 Eight_Sig_1</text:p>
            <text:p>0X9 Nine_Sig_1</text:p>
            <text:p>0XA <text:s/>Ten_Sig_1</text:p>
            <text:p>0xB <text:s text:c="2"/>Eleven_Sig_1</text:p>
            <text:p>0xC <text:s text:c="2"/>Twelve_Sig_1</text:p>
            <text:p>0xD <text:s/>Thirteen_Sig_1</text:p>
            <text:p>0xE <text:s/>Fourteen_Sig_1</text:p>
            <text:p>0XF <text:s/>Fifteen_Sig_1</text:p>
          </table:table-cell>
          <table:table-cell table:number-columns-repeated="16363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MI_MID_Sgnl_2_Rq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string" table:style-name="ce5">
            <text:p>0X0 <text:s text:c="2"/>Zero_Sig_2</text:p>
            <text:p>0X1 <text:s text:c="2"/>One_Sig_2</text:p>
            <text:p>0X2 <text:s text:c="2"/>Two_Sig_2</text:p>
            <text:p><text:s text:c="3"/>0X3 <text:s/>Three_Sig_2</text:p>
            <text:p>0X4 <text:s/>Four_Sig_2</text:p>
            <text:p>0X5 <text:s/>Five_Sig_2</text:p>
            <text:p>0X6 <text:s text:c="3"/>Six_Sig_2</text:p>
            <text:p><text:s text:c="2"/>0X7 Seven_Sig_2</text:p>
            <text:p>0X8 Eight_Sig_2</text:p>
            <text:p>0X9 Nine_Sig_2</text:p>
            <text:p>0XA <text:s/>Ten_Sig_2</text:p>
            <text:p>0xB <text:s text:c="2"/>Eleven_Sig_2</text:p>
            <text:p>0xC <text:s text:c="2"/>Twelve_Sig_2</text:p>
            <text:p>0xD <text:s/>Thirteen_Sig_2</text:p>
            <text:p>0xE <text:s/>Fourteen_Sig_2</text:p>
            <text:p>0XF <text:s/>Fifteen_Sig_2</text:p>
          </table:table-cell>
          <table:table-cell table:number-columns-repeated="16363"/>
        </table:table-row>
        <table:table-row table:style-name="ro5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MI_MID_Sgnl_3_Rq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string" table:style-name="ce5">
            <text:p>0X0 <text:s text:c="2"/>Zero_Sig_3</text:p>
            <text:p>0X1 <text:s text:c="2"/>One_Sig_3</text:p>
            <text:p>0X2 <text:s text:c="2"/>Two_Sig_3</text:p>
            <text:p><text:s text:c="3"/>0X3 <text:s/>Three_Sig_3</text:p>
            <text:p>0X4 <text:s/>Four_Sig_3</text:p>
            <text:p>0X5 <text:s/>Five_Sig_3</text:p>
            <text:p>0X6 <text:s text:c="3"/>Six_Sig_3</text:p>
            <text:p><text:s text:c="2"/>0X7 Seven_Sig_3</text:p>
            <text:p>0X8 Eight_Sig_3</text:p>
            <text:p>0X9 Nine_Sig_3</text:p>
            <text:p>0XA <text:s/>Ten_Sig_3</text:p>
            <text:p>0xB <text:s text:c="2"/>Eleven_Sig_3</text:p>
            <text:p>0xC <text:s text:c="2"/>Twelve_Sig_3</text:p>
            <text:p>0xD <text:s/>Thirteen_Sig_3</text:p>
            <text:p>0xE <text:s/>Fourteen_Sig_3</text:p>
            <text:p>0XF <text:s/>Fifteen_Sig_3</text:p>
          </table:table-cell>
          <table:table-cell table:number-columns-repeated="16363"/>
        </table:table-row>
        <table:table-row table:style-name="ro6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MID_Data_Rq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rang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5" table:style-name="ce2">
            <text:p>255</text:p>
          </table:table-cell>
          <table:table-cell table:style-name="ce5"/>
          <table:table-cell table:number-columns-repeated="16363"/>
        </table:table-row>
        <table:table-row table:style-name="ro7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MID_Msg_Rq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63"/>
        </table:table-row>
        <table:table-row table:style-name="ro8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Indictr_Lft_Dsply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signed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0X0 Off</text:p>
            <text:p>0X1 On</text:p>
          </table:table-cell>
          <table:table-cell table:number-columns-repeated="16363"/>
        </table:table-row>
        <table:table-row table:style-name="ro9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Indictr_Rgt_Dsply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signed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0X0 Off</text:p>
            <text:p>0X1 On</text:p>
          </table:table-cell>
          <table:table-cell table:number-columns-repeated="16363"/>
        </table:table-row>
        <table:table-row table:style-name="ro10">
          <table:table-cell table:number-columns-repeated="3"/>
          <table:table-cell office:value-type="string" table:number-columns-spanned="1" table:number-rows-spanned="6" table:style-name="ce9">
            <text:p>Ball_Game_Mode_CAN</text:p>
          </table:table-cell>
          <table:table-cell office:value-type="string" table:number-columns-spanned="1" table:number-rows-spanned="6" table:style-name="ce9">
            <text:p>0x4D7</text:p>
          </table:table-cell>
          <table:table-cell office:value-type="float" office:value="50" table:number-columns-spanned="1" table:number-rows-spanned="6" table:style-name="ce9">
            <text:p>50</text:p>
          </table:table-cell>
          <table:table-cell office:value-type="string" table:number-columns-spanned="1" table:number-rows-spanned="6" table:style-name="ce9">
            <text:p>Fixed <text:s/>Periodic</text:p>
          </table:table-cell>
          <table:table-cell office:value-type="float" office:value="5" table:number-columns-spanned="1" table:number-rows-spanned="6" table:style-name="ce9">
            <text:p>5</text:p>
          </table:table-cell>
          <table:table-cell office:value-type="string" table:number-columns-spanned="1" table:number-rows-spanned="6" table:style-name="ce9">
            <text:p>NA</text:p>
          </table:table-cell>
          <table:table-cell office:value-type="string" table:number-columns-spanned="1" table:number-rows-spanned="6" table:style-name="ce9">
            <text:p>T</text:p>
          </table:table-cell>
          <table:table-cell office:value-type="string" table:number-columns-spanned="1" table:number-rows-spanned="6" table:style-name="ce9">
            <text:p>R</text:p>
          </table:table-cell>
          <table:table-cell office:value-type="string" table:style-name="ce2">
            <text:p>Actv_Live_1_Rq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0X0 Unavailable</text:p>
            <text:p>0X1 Off</text:p>
            <text:p>0X2 On</text:p>
            <text:p>0X3 Disabled</text:p>
            <text:p/>
          </table:table-cell>
          <table:table-cell table:number-columns-repeated="16363"/>
        </table:table-row>
        <table:table-row table:style-name="ro11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Actv_Live_2_Rq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0X0 Unavailable</text:p>
            <text:p>0X1 Off</text:p>
            <text:p>0X2 On</text:p>
            <text:p>0X3 Disabled</text:p>
            <text:p/>
          </table:table-cell>
          <table:table-cell table:number-columns-repeated="16363"/>
        </table:table-row>
        <table:table-row table:style-name="ro1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AM_Menu_Data_Rq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Unsigned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5535" table:style-name="ce2">
            <text:p>65535</text:p>
          </table:table-cell>
          <table:table-cell table:style-name="ce2"/>
          <table:table-cell table:number-columns-repeated="16363"/>
        </table:table-row>
        <table:table-row table:style-name="ro13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FM_Menu_Data_Rq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5" table:style-name="ce2">
            <text:p>255</text:p>
          </table:table-cell>
          <table:table-cell table:style-name="ce2"/>
          <table:table-cell table:number-columns-repeated="16363"/>
        </table:table-row>
        <table:table-row table:style-name="ro1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Preset_12_Bank_Rq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string" table:style-name="ce5">
            <text:p>0X0 <text:s text:c="2"/>Preset_12_None</text:p>
            <text:p>0X1 <text:s text:c="4"/>Preset_12_One</text:p>
            <text:p>0X2 <text:s text:c="4"/>Preset_12_Two</text:p>
            <text:p><text:s text:c="3"/>0X3 <text:s text:c="3"/>Preset_12_Three</text:p>
            <text:p>0X4 <text:s text:c="3"/>Preset_12_Four</text:p>
            <text:p>0X5 <text:s text:c="3"/>Preset_12_Five</text:p>
            <text:p>0X6 <text:s text:c="5"/>Preset_12_Six</text:p>
            <text:p><text:s text:c="2"/>0X7 <text:s text:c="2"/>Preset_12_Seven</text:p>
            <text:p>0X8 <text:s text:c="2"/>Preset_12_Eight</text:p>
            <text:p>0X9 <text:s text:c="2"/>Preset_12_Nine</text:p>
            <text:p>0XA <text:s text:c="3"/>Preset_12_Ten</text:p>
            <text:p>0xB <text:s text:c="4"/>Preset_12_Eleven</text:p>
            <text:p>0xC <text:s text:c="4"/>Preset_12_Twelve</text:p>
            <text:p>0xD <text:s/>Not_Used1</text:p>
            <text:p>0xE <text:s/>Not_Used2</text:p>
            <text:p>0XF <text:s/>Not_Used3</text:p>
          </table:table-cell>
          <table:table-cell table:number-columns-repeated="16363"/>
        </table:table-row>
        <table:table-row table:style-name="ro15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Preset_6_Bank_Rq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string" table:style-name="ce5">
            <text:p>0X0 <text:s text:c="2"/>Preset_6_None</text:p>
            <text:p>0X1 <text:s text:c="4"/>Preset_6_One</text:p>
            <text:p>0X2 <text:s text:c="4"/>Preset_6_Two</text:p>
            <text:p><text:s text:c="3"/>0X3 <text:s text:c="3"/>Preset_6_Three</text:p>
            <text:p>0X4 <text:s text:c="3"/>Preset_6_Four</text:p>
            <text:p>0X5 <text:s text:c="3"/>Preset_6_Five</text:p>
            <text:p>0X6 <text:s text:c="5"/>Preset_6_Six</text:p>
            <text:p>0X7 <text:s text:c="2"/>Preset_6_Seven</text:p>
          </table:table-cell>
          <table:table-cell table:number-columns-repeated="16363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9">
            <text:p>BCM_Msg_1_CAN</text:p>
          </table:table-cell>
          <table:table-cell office:value-type="string" table:number-columns-spanned="1" table:number-rows-spanned="3" table:style-name="ce9">
            <text:p>0x38A</text:p>
          </table:table-cell>
          <table:table-cell office:value-type="float" office:value="100" table:number-columns-spanned="1" table:number-rows-spanned="3" table:style-name="ce9">
            <text:p>100</text:p>
          </table:table-cell>
          <table:table-cell office:value-type="string" table:number-columns-spanned="1" table:number-rows-spanned="3" table:style-name="ce9">
            <text:p>Fixed <text:s/>Periodic</text:p>
          </table:table-cell>
          <table:table-cell office:value-type="float" office:value="8" table:number-columns-spanned="1" table:number-rows-spanned="3" table:style-name="ce9">
            <text:p>8</text:p>
          </table:table-cell>
          <table:table-cell office:value-type="string" table:number-columns-spanned="1" table:number-rows-spanned="3" table:style-name="ce9">
            <text:p>T</text:p>
          </table:table-cell>
          <table:table-cell office:value-type="string" table:number-columns-spanned="1" table:number-rows-spanned="3" table:style-name="ce9">
            <text:p>NA</text:p>
          </table:table-cell>
          <table:table-cell office:value-type="string" table:number-columns-spanned="1" table:number-rows-spanned="3" table:style-name="ce9">
            <text:p>R</text:p>
          </table:table-cell>
          <table:table-cell office:value-type="string" table:style-name="ce2">
            <text:p>CRD_Msg_Txt_Rq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Unsigned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5535" table:style-name="ce2">
            <text:p>65535</text:p>
          </table:table-cell>
          <table:table-cell table:style-name="ce2"/>
          <table:table-cell table:number-columns-repeated="16363"/>
        </table:table-row>
        <table:table-row table:style-name="ro16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CRD_Msg_Txt_Rq_Dsply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0X0 Off</text:p>
            <text:p>0X1 On</text:p>
          </table:table-cell>
          <table:table-cell table:number-columns-repeated="16363"/>
        </table:table-row>
        <table:table-row table:style-name="ro17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Ignition_Statu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nsigned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0X0 Off</text:p>
            <text:p>0X1 RUN</text:p>
            <text:p/>
          </table:table-cell>
          <table:table-cell table:number-columns-repeated="16363"/>
        </table:table-row>
        <table:table-row table:style-name="ro1">
          <table:table-cell table:number-columns-repeated="3"/>
          <table:table-cell office:value-type="string" table:number-columns-spanned="1" table:number-rows-spanned="8" table:style-name="ce9">
            <text:p>Drive_Asst_Data_CAN</text:p>
          </table:table-cell>
          <table:table-cell office:value-type="string" table:number-columns-spanned="1" table:number-rows-spanned="8" table:style-name="ce9">
            <text:p>0x4B5</text:p>
          </table:table-cell>
          <table:table-cell office:value-type="float" office:value="1000" table:number-columns-spanned="1" table:number-rows-spanned="8" table:style-name="ce9">
            <text:p>1000</text:p>
          </table:table-cell>
          <table:table-cell office:value-type="string" table:number-columns-spanned="1" table:number-rows-spanned="8" table:style-name="ce9">
            <text:p>Event Periodic</text:p>
          </table:table-cell>
          <table:table-cell office:value-type="float" office:value="5" table:number-columns-spanned="1" table:number-rows-spanned="8" table:style-name="ce9">
            <text:p>5</text:p>
          </table:table-cell>
          <table:table-cell office:value-type="string" table:number-columns-spanned="1" table:number-rows-spanned="8" table:style-name="ce9">
            <text:p>T</text:p>
          </table:table-cell>
          <table:table-cell office:value-type="string" table:number-columns-spanned="1" table:number-rows-spanned="8" table:style-name="ce9">
            <text:p>NA</text:p>
          </table:table-cell>
          <table:table-cell office:value-type="string" table:number-columns-spanned="1" table:number-rows-spanned="8" table:style-name="ce9">
            <text:p>R</text:p>
          </table:table-cell>
          <table:table-cell office:value-type="string" table:style-name="ce2">
            <text:p>Tuner_Scrn_1_Data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Hz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5" table:style-name="ce2">
            <text:p>255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Tuner_Scrn_2_Data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Hz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5" table:style-name="ce2">
            <text:p>255</text:p>
          </table:table-cell>
          <table:table-cell table:style-name="ce2"/>
          <table:table-cell table:number-columns-repeated="16363"/>
        </table:table-row>
        <table:table-row table:style-name="ro18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Radio_Txt_1_Rq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string" table:style-name="ce5">
            <text:p>0X0 <text:s text:c="2"/>No_Message</text:p>
            <text:p>0X1 <text:s text:c="4"/>Message1</text:p>
            <text:p>0X2 <text:s text:c="4"/>Message2</text:p>
            <text:p><text:s text:c="3"/>0X3 <text:s text:c="3"/>Message3</text:p>
            <text:p>0X4 <text:s text:c="3"/>Message4</text:p>
            <text:p>0X5 <text:s text:c="3"/>Message5</text:p>
            <text:p>0X6 <text:s text:c="5"/>Message6</text:p>
            <text:p><text:s text:c="2"/>0X7 <text:s text:c="2"/>Message7</text:p>
            <text:p>0X8 <text:s text:c="2"/>Message8</text:p>
            <text:p>0X9 <text:s text:c="2"/>Message9</text:p>
            <text:p>0XA <text:s text:c="3"/>Message10</text:p>
            <text:p>0xB <text:s text:c="4"/>Message11</text:p>
            <text:p>0xC <text:s text:c="4"/>Message12</text:p>
            <text:p>0xD <text:s/>Message13</text:p>
            <text:p>0xE <text:s/>Message14</text:p>
            <text:p>0XF <text:s/>Message15</text:p>
          </table:table-cell>
          <table:table-cell table:number-columns-repeated="16363"/>
        </table:table-row>
        <table:table-row table:style-name="ro19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Radio_Txt_2_Rq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string" table:style-name="ce5">
            <text:p>0X0 <text:s text:c="2"/>No_Message</text:p>
            <text:p>0X1 <text:s text:c="4"/>Message1</text:p>
            <text:p>0X2 <text:s text:c="4"/>Message2</text:p>
            <text:p><text:s text:c="3"/>0X3 <text:s text:c="3"/>Message3</text:p>
            <text:p>0X4 <text:s text:c="3"/>Message4</text:p>
            <text:p>0X5 <text:s text:c="3"/>Message5</text:p>
            <text:p>0X6 <text:s text:c="5"/>Message6</text:p>
            <text:p><text:s text:c="2"/>0X7 <text:s text:c="2"/>Message7</text:p>
            <text:p>0X8 <text:s text:c="2"/>Message8</text:p>
            <text:p>0X9 <text:s text:c="2"/>Message9</text:p>
            <text:p>0XA <text:s text:c="3"/>Message10</text:p>
            <text:p>0xB <text:s text:c="4"/>Message11</text:p>
            <text:p>0xC <text:s text:c="4"/>Message12</text:p>
            <text:p>0xD <text:s/>Message13</text:p>
            <text:p>0xE <text:s/>Message14</text:p>
            <text:p>0XF <text:s/>Message15</text:p>
          </table:table-cell>
          <table:table-cell table:number-columns-repeated="16363"/>
        </table:table-row>
        <table:table-row table:style-name="ro20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Radio_Txt_3_Rq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string" table:style-name="ce5">
            <text:p>0X0 <text:s text:c="2"/>No_Message</text:p>
            <text:p>0X1 <text:s text:c="4"/>Message1</text:p>
            <text:p>0X2 <text:s text:c="4"/>Message2</text:p>
            <text:p><text:s text:c="3"/>0X3 <text:s text:c="3"/>Message3</text:p>
            <text:p>0X4 <text:s text:c="3"/>Message4</text:p>
            <text:p>0X5 <text:s text:c="3"/>Message5</text:p>
            <text:p>0X6 <text:s text:c="5"/>Message6</text:p>
            <text:p><text:s text:c="2"/>0X7 <text:s text:c="2"/>Message7</text:p>
            <text:p>0X8 <text:s text:c="2"/>Message8</text:p>
            <text:p>0X9 <text:s text:c="2"/>Message9</text:p>
            <text:p>0XA <text:s text:c="3"/>Message10</text:p>
            <text:p>0xB <text:s text:c="4"/>Message11</text:p>
            <text:p>0xC <text:s text:c="4"/>Message12</text:p>
            <text:p>0xD <text:s/>Message13</text:p>
            <text:p>0xE <text:s/>Message14</text:p>
            <text:p>0XF <text:s/>Message15</text:p>
          </table:table-cell>
          <table:table-cell table:number-columns-repeated="16363"/>
        </table:table-row>
        <table:table-row table:style-name="ro21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Artst_Name_1_Rq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string" table:style-name="ce5">
            <text:p>0X0 <text:s text:c="2"/>Not_Used</text:p>
            <text:p>0X1 <text:s text:c="4"/>Artist1</text:p>
            <text:p>0X2 <text:s text:c="4"/>Artist2</text:p>
            <text:p><text:s text:c="3"/>0X3 <text:s text:c="3"/>Artist3</text:p>
            <text:p>0X4 <text:s text:c="3"/>Artist4</text:p>
            <text:p>0X5 <text:s text:c="3"/>Artist5</text:p>
            <text:p>0X6 <text:s text:c="5"/>Artist6</text:p>
            <text:p><text:s text:c="2"/>0X7 <text:s text:c="2"/>Artist7</text:p>
          </table:table-cell>
          <table:table-cell table:number-columns-repeated="16363"/>
        </table:table-row>
        <table:table-row table:style-name="ro2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Artst_Name_2_Rq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string" table:style-name="ce5">
            <text:p>0X0 <text:s text:c="2"/>Not_Used</text:p>
            <text:p>0X1 <text:s text:c="4"/>Artist1</text:p>
            <text:p>0X2 <text:s text:c="4"/>Artist2</text:p>
            <text:p><text:s text:c="3"/>0X3 <text:s text:c="3"/>Artist3</text:p>
            <text:p>0X4 <text:s text:c="3"/>Artist4</text:p>
            <text:p>0X5 <text:s text:c="3"/>Artist5</text:p>
            <text:p>0X6 <text:s text:c="5"/>Artist6</text:p>
            <text:p><text:s text:c="2"/>0X7 <text:s text:c="2"/>Artist7</text:p>
          </table:table-cell>
          <table:table-cell table:number-columns-repeated="16363"/>
        </table:table-row>
        <table:table-row table:style-name="ro23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Menu_scrn_1_Dat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0X0 <text:s text:c="2"/>No_Menu</text:p>
            <text:p>0X1 <text:s text:c="4"/>Off</text:p>
            <text:p>0X2 <text:s text:c="4"/>On</text:p>
            <text:p><text:s text:c="3"/>0X3 <text:s text:c="3"/>Not_Used</text:p>
          </table:table-cell>
          <table:table-cell table:number-columns-repeated="16363"/>
        </table:table-row>
        <table:table-row table:style-name="ro11">
          <table:table-cell table:number-columns-repeated="3"/>
          <table:table-cell office:value-type="string" table:number-columns-spanned="1" table:number-rows-spanned="4" table:style-name="ce9">
            <text:p>RDS_Coder_Data_CAN</text:p>
          </table:table-cell>
          <table:table-cell office:value-type="string" table:number-columns-spanned="1" table:number-rows-spanned="4" table:style-name="ce9">
            <text:p>0x4DD</text:p>
          </table:table-cell>
          <table:table-cell office:value-type="float" office:value="0" table:number-columns-spanned="1" table:number-rows-spanned="4" table:style-name="ce9">
            <text:p>0</text:p>
          </table:table-cell>
          <table:table-cell office:value-type="string" table:number-columns-spanned="1" table:number-rows-spanned="4" table:style-name="ce9">
            <text:p>Event</text:p>
          </table:table-cell>
          <table:table-cell office:value-type="float" office:value="4" table:number-columns-spanned="1" table:number-rows-spanned="4" table:style-name="ce9">
            <text:p>4</text:p>
          </table:table-cell>
          <table:table-cell office:value-type="string" table:number-columns-spanned="1" table:number-rows-spanned="4" table:style-name="ce9">
            <text:p>NA</text:p>
          </table:table-cell>
          <table:table-cell office:value-type="string" table:number-columns-spanned="1" table:number-rows-spanned="4" table:style-name="ce9">
            <text:p>T</text:p>
          </table:table-cell>
          <table:table-cell office:value-type="string" table:number-columns-spanned="1" table:number-rows-spanned="4" table:style-name="ce9">
            <text:p>R</text:p>
          </table:table-cell>
          <table:table-cell office:value-type="string" table:style-name="ce2">
            <text:p>TA_Data_Rq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0X0 None</text:p>
            <text:p>0X1 Unavailable</text:p>
            <text:p>0X2 Available</text:p>
            <text:p>0X3 Not_Used</text:p>
            <text:p/>
          </table:table-cell>
          <table:table-cell table:number-columns-repeated="16363"/>
        </table:table-row>
        <table:table-row table:style-name="ro2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TP_Data_Rq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string" table:style-name="ce5">
            <text:p>0X0 <text:s text:c="2"/>Unused</text:p>
            <text:p>0X1 <text:s text:c="4"/>Data_1</text:p>
            <text:p>0X2 <text:s text:c="4"/>Data_2</text:p>
            <text:p><text:s text:c="3"/>0X3 <text:s text:c="3"/>Data_3</text:p>
            <text:p>0X4 <text:s text:c="3"/>Data_4</text:p>
            <text:p>0X5 <text:s text:c="3"/>Data_5</text:p>
            <text:p>0X6 <text:s text:c="5"/>Data_6</text:p>
            <text:p><text:s text:c="2"/>0X7 <text:s text:c="2"/>Data_7</text:p>
            <text:p>0X8 <text:s text:c="2"/>Data_8</text:p>
            <text:p>0X9 <text:s text:c="2"/>Data_9</text:p>
            <text:p>0XA <text:s text:c="3"/>Data_10</text:p>
            <text:p>0xB <text:s text:c="4"/>Data_11</text:p>
            <text:p>0xC <text:s text:c="4"/>Data_12</text:p>
            <text:p>0xD <text:s/>Data_13</text:p>
            <text:p>0xE <text:s/>Data_14</text:p>
            <text:p>0XF <text:s/>Data_15</text:p>
          </table:table-cell>
          <table:table-cell table:number-columns-repeated="16363"/>
        </table:table-row>
        <table:table-row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Sig_Spdmtr_Rq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S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0" table:style-name="ce2">
            <text:p>240</text:p>
          </table:table-cell>
          <table:table-cell table:style-name="ce2"/>
          <table:table-cell table:number-columns-repeated="16363"/>
        </table:table-row>
        <table:table-row table:style-name="ro25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Ahb_Dsply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signed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0X0 Off</text:p>
            <text:p>0X1 On</text:p>
          </table:table-cell>
          <table:table-cell table:number-columns-repeated="16363"/>
        </table:table-row>
        <table:table-row table:number-rows-repeated="5" table:style-name="ro1">
          <table:table-cell table:number-columns-repeated="3"/>
          <table:table-cell table:number-columns-repeated="18" table:style-name="ce2"/>
          <table:table-cell table:number-columns-repeated="16363"/>
        </table:table-row>
        <table:table-row table:number-rows-repeated="1048537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06-09-16T00:00:00Z</meta:creation-date>
    <dc:date>2025-04-09T21:02:54Z</dc:date>
  </office:meta>
</office:document-meta>
</file>